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hael-hoerz.de</text:p>
      <text:p text:style-name="Standard"/>
      <text:p text:style-name="Standard">What is Open Data? What are the DataTypes to work with?</text:p>
      <text:p text:style-name="Standard"/>
      <text:p text:style-name="Standard">"Viel von Open Data sind Zeilen und Spalten"</text:p>
      <text:p text:style-name="Standard">"Viele Zahlen"</text:p>
      <text:p text:style-name="Standard">Weiterverwendung als erheblicher Aspekt davon!</text:p>
      <text:p text:style-name="Standard">Freemium Daten gibt es auch</text:p>
      <text:p text:style-name="Standard"><text:tab/>-Daten kostenlos, Erweiterung nicht</text:p>
      <text:p text:style-name="Standard">Unterschied Open Data und frei zugängliche Daten</text:p>
      <text:p text:style-name="Standard">Open Data nie persönlich</text:p>
      <text:p text:style-name="Standard">Rohdaten</text:p>
      <text:p text:style-name="Standard">blabl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54S</meta:editing-duration>
    <meta:editing-cycles>8</meta:editing-cycles>
    <meta:generator>OpenOffice.org/3.4.1$Win32 OpenOffice.org_project/341m1$Build-9593</meta:generator>
    <dc:date>2014-04-09T15:39:37.85</dc:date>
    <meta:document-statistic meta:table-count="0" meta:image-count="0" meta:object-count="0" meta:page-count="1" meta:paragraph-count="11" meta:word-count="49" meta:character-count="327"/>
    <meta:user-defined meta:name="Info 1"/>
    <meta:user-defined meta:name="Info 2"/>
    <meta:user-defined meta:name="Info 3"/>
    <meta:user-defined meta:name="Info 4"/>
  </office:meta>
</office:document-meta>
</file>